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145"/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150">
      <style:table-cell-properties fo:background-color="transparent"/>
    </style:style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45"/>
    <style:style style:name="ce4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1021" table:default-cell-style-name="ce31"/>
        <table:table-column table:style-name="co5" table:number-columns-repeated="15360"/>
        <table:table-row table:style-name="ro1">
          <table:table-cell table:style-name="ce30" office:value-type="string" calcext:value-type="string">
            <text:p>Description:</text:p>
          </table:table-cell>
          <table:table-cell table:style-name="ce30" office:value-type="string" calcext:value-type="string">
            <text:p>E coli model with 10 reaction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table:number-columns-repeated="3"/>
          <table:table-cell table:number-columns-repeated="1021"/>
        </table:table-row>
        <table:table-row table:style-name="ro1">
          <table:table-cell table:style-name="ce30" office:value-type="string" calcext:value-type="string">
            <text:p>Units:</text:p>
          </table:table-cell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Km</text:p>
          </table:table-cell>
          <table:table-cell table:style-name="ce30" office:value-type="string" calcext:value-type="string">
            <text:p>g/L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kcat</text:p>
          </table:table-cell>
          <table:table-cell table:style-name="ce30" office:value-type="string" calcext:value-type="string">
            <text:p>1/h</text:p>
          </table:table-cell>
          <table:table-cell table:style-name="ce30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rho</text:p>
          </table:table-cell>
          <table:table-cell table:style-name="ce30" office:value-type="string" calcext:value-type="string">
            <text:p>g/L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table:number-columns-repeated="3"/>
          <table:table-cell table:number-columns-repeated="1021"/>
        </table:table-row>
        <table:table-row table:style-name="ro1">
          <table:table-cell table:style-name="ce30" office:value-type="string" calcext:value-type="string">
            <text:p>Sheets: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 calcext:value-type="string">
            <text:p>KA</text:p>
          </table:table-cell>
          <table:table-cell table:style-name="ce30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 calcext:value-type="string">
            <text:p>KI</text:p>
          </table:table-cell>
          <table:table-cell table:style-name="ce30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 calcext:value-type="string">
            <text:p>kcat</text:p>
          </table:table-cell>
          <table:table-cell table:style-name="ce30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 calcext:value-type="string">
            <text:p>conditions</text:p>
          </table:table-cell>
          <table:table-cell table:style-name="ce30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3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1" table:default-cell-style-name="ce33"/>
        <table:table-column table:style-name="co4" table:number-columns-repeated="1008" table:default-cell-style-name="ce31"/>
        <table:table-column table:style-name="co12" table:number-columns-repeated="3" table:default-cell-style-name="ce31"/>
        <table:table-column table:style-name="co12" table:number-columns-repeated="3" table:default-cell-style-name="ce43"/>
        <table:table-column table:style-name="co5" table:number-columns-repeated="15363" table:default-cell-style-name="ce43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0.2" calcext:value-type="float">
            <text:p>0.200</text:p>
          </table:table-cell>
          <table:table-cell table:style-name="ce45" office:value-type="float" office:value="0.1" calcext:value-type="float">
            <text:p>0.1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-0.4" calcext:value-type="float">
            <text:p>-0.400</text:p>
          </table:table-cell>
          <table:table-cell table:style-name="ce45" office:value-type="float" office:value="-0.3" calcext:value-type="float">
            <text:p>-0.3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5" office:value-type="float" office:value="0.2" calcext:value-type="float">
            <text:p>0.20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-0.6" calcext:value-type="float">
            <text:p>-0.60</text:p>
          </table:table-cell>
          <table:table-cell table:style-name="ce46" office:value-type="float" office:value="-0.7" calcext:value-type="float">
            <text:p>-0.70</text:p>
          </table:table-cell>
          <table:table-cell table:style-name="ce4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0.6" calcext:value-type="float">
            <text:p>0.60</text:p>
          </table:table-cell>
          <table:table-cell table:style-name="ce46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4"/>
        </table:table-row>
        <table:table-row table:style-name="ro1">
          <table:table-cell/>
          <table:table-cell table:style-name="ce43" table:number-columns-repeated="5"/>
          <table:table-cell table:style-name="ce47"/>
          <table:table-cell table:number-columns-repeated="16377"/>
        </table:table-row>
        <table:table-row table:style-name="ro1">
          <table:table-cell/>
          <table:table-cell table:style-name="ce43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31"/>
        <table:table-column table:style-name="co8" table:number-columns-repeated="4" table:default-cell-style-name="ce31"/>
        <table:table-column table:style-name="co4" table:number-columns-repeated="3" table:default-cell-style-name="ce31"/>
        <table:table-column table:style-name="co9" table:default-cell-style-name="ce31"/>
        <table:table-column table:style-name="co10" table:default-cell-style-name="ce31"/>
        <table:table-column table:style-name="co14" table:default-cell-style-name="ce31"/>
        <table:table-column table:style-name="co4" table:number-columns-repeated="1003" table:default-cell-style-name="ce31"/>
        <table:table-column table:style-name="co12" table:number-columns-repeated="7" table:default-cell-style-name="ce31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/>
          <table:table-cell table:style-name="ce48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43"/>
        <table:table-column table:style-name="co14" table:default-cell-style-name="ce43"/>
        <table:table-column table:style-name="co1" table:default-cell-style-name="ce43"/>
        <table:table-column table:style-name="co5" table:number-columns-repeated="16371" table:default-cell-style-name="ce43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GLY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49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1"/>
        </table:table-row>
        <table:table-row table:style-name="ro1">
          <table:table-cell/>
          <table:table-cell table:style-name="ce48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3" table:default-cell-style-name="ce35"/>
        <table:table-column table:style-name="co13" table:number-columns-repeated="9" table:default-cell-style-name="Default"/>
        <table:table-row table:style-name="ro3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GLY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_C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kcat" table:style-name="ta1">
        <table:table-column table:style-name="co12" table:default-cell-style-name="ce33"/>
        <table:table-column table:style-name="co15" table:default-cell-style-name="ce33"/>
        <table:table-column table:style-name="co8" table:number-columns-repeated="4" table:default-cell-style-name="ce33"/>
        <table:table-column table:style-name="co4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14" table:default-cell-style-name="ce33"/>
        <table:table-column table:style-name="co4" table:default-cell-style-name="ce33"/>
        <table:table-column table:style-name="co4" table:number-columns-repeated="1001" table:default-cell-style-name="ce31"/>
        <table:table-column table:style-name="co12" table:number-columns-repeated="7" table:default-cell-style-name="ce31"/>
        <table:table-column table:style-name="co6" table:default-cell-style-name="ce3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50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.8" calcext:value-type="float">
            <text:p>59.8</text:p>
          </table:table-cell>
          <table:table-cell office:value-type="float" office:value="412.9" calcext:value-type="float">
            <text:p>412.9</text:p>
          </table:table-cell>
          <table:table-cell office:value-type="float" office:value="82.6" calcext:value-type="float">
            <text:p>82.6</text:p>
          </table:table-cell>
          <table:table-cell office:value-type="float" office:value="29.3" calcext:value-type="float">
            <text:p>29.3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160.3" calcext:value-type="float">
            <text:p>160.3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21.4" calcext:value-type="float">
            <text:p>21.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3"/>
        <table:table-column table:style-name="co6" table:number-columns-repeated="966" table:default-cell-style-name="ce3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number-columns-repeated="16309"/>
        </table:table-row>
        <table:table-row table:style-name="ro1">
          <table:table-cell table:style-name="ce48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75" office:value-type="float" office:value="0.0571428571428572" calcext:value-type="float">
            <text:p>0.0571428571428572</text:p>
          </table:table-cell>
          <table:table-cell table:formula="of:=[.C3]/1.75" office:value-type="float" office:value="0.0326530612244898" calcext:value-type="float">
            <text:p>0.0326530612244898</text:p>
          </table:table-cell>
          <table:table-cell table:formula="of:=[.D3]/1.75" office:value-type="float" office:value="0.0186588921282799" calcext:value-type="float">
            <text:p>0.0186588921282799</text:p>
          </table:table-cell>
          <table:table-cell table:style-name="ce33" table:formula="of:=[.E3]/1.75" office:value-type="float" office:value="0.0106622240733028" calcext:value-type="float">
            <text:p>0.0106622240733028</text:p>
          </table:table-cell>
          <table:table-cell table:style-name="ce33" table:formula="of:=[.F3]/1.75" office:value-type="float" office:value="0.00609269947045874" calcext:value-type="float">
            <text:p>0.00609269947045874</text:p>
          </table:table-cell>
          <table:table-cell table:style-name="ce33" table:formula="of:=[.G3]/1.75" office:value-type="float" office:value="0.00348154255454785" calcext:value-type="float">
            <text:p>0.00348154255454785</text:p>
          </table:table-cell>
          <table:table-cell table:style-name="ce33" table:formula="of:=[.H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J3]/1.75" office:value-type="float" office:value="0.0571428571428572" calcext:value-type="float">
            <text:p>0.0571428571428572</text:p>
          </table:table-cell>
          <table:table-cell table:style-name="ce33" table:formula="of:=[.K3]/1.75" office:value-type="float" office:value="0.0326530612244898" calcext:value-type="float">
            <text:p>0.0326530612244898</text:p>
          </table:table-cell>
          <table:table-cell table:style-name="ce33" table:formula="of:=[.L3]/1.75" office:value-type="float" office:value="0.0186588921282799" calcext:value-type="float">
            <text:p>0.0186588921282799</text:p>
          </table:table-cell>
          <table:table-cell table:style-name="ce33" table:formula="of:=[.M3]/1.75" office:value-type="float" office:value="0.0106622240733028" calcext:value-type="float">
            <text:p>0.0106622240733028</text:p>
          </table:table-cell>
          <table:table-cell table:style-name="ce33" table:formula="of:=[.N3]/1.75" office:value-type="float" office:value="0.00609269947045874" calcext:value-type="float">
            <text:p>0.00609269947045874</text:p>
          </table:table-cell>
          <table:table-cell table:style-name="ce33" table:formula="of:=[.O3]/1.75" office:value-type="float" office:value="0.00348154255454785" calcext:value-type="float">
            <text:p>0.00348154255454785</text:p>
          </table:table-cell>
          <table:table-cell table:style-name="ce33" table:formula="of:=[.P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R3]/1.75" office:value-type="float" office:value="0.0571428571428572" calcext:value-type="float">
            <text:p>0.0571428571428572</text:p>
          </table:table-cell>
          <table:table-cell table:style-name="ce33" table:formula="of:=[.S3]/1.75" office:value-type="float" office:value="0.0326530612244898" calcext:value-type="float">
            <text:p>0.0326530612244898</text:p>
          </table:table-cell>
          <table:table-cell table:style-name="ce33" table:formula="of:=[.T3]/1.75" office:value-type="float" office:value="0.0186588921282799" calcext:value-type="float">
            <text:p>0.0186588921282799</text:p>
          </table:table-cell>
          <table:table-cell table:style-name="ce33" table:formula="of:=[.U3]/1.75" office:value-type="float" office:value="0.0106622240733028" calcext:value-type="float">
            <text:p>0.0106622240733028</text:p>
          </table:table-cell>
          <table:table-cell table:style-name="ce33" table:formula="of:=[.V3]/1.75" office:value-type="float" office:value="0.00609269947045874" calcext:value-type="float">
            <text:p>0.00609269947045874</text:p>
          </table:table-cell>
          <table:table-cell table:style-name="ce33" table:formula="of:=[.W3]/1.75" office:value-type="float" office:value="0.00348154255454785" calcext:value-type="float">
            <text:p>0.00348154255454785</text:p>
          </table:table-cell>
          <table:table-cell table:style-name="ce33" table:formula="of:=[.X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Z3]/1.75" office:value-type="float" office:value="0.0571428571428572" calcext:value-type="float">
            <text:p>0.0571428571428572</text:p>
          </table:table-cell>
          <table:table-cell table:style-name="ce33" table:formula="of:=[.AA3]/1.75" office:value-type="float" office:value="0.0326530612244898" calcext:value-type="float">
            <text:p>0.0326530612244898</text:p>
          </table:table-cell>
          <table:table-cell table:style-name="ce33" table:formula="of:=[.AB3]/1.75" office:value-type="float" office:value="0.0186588921282799" calcext:value-type="float">
            <text:p>0.0186588921282799</text:p>
          </table:table-cell>
          <table:table-cell table:style-name="ce33" table:formula="of:=[.AC3]/1.75" office:value-type="float" office:value="0.0106622240733028" calcext:value-type="float">
            <text:p>0.0106622240733028</text:p>
          </table:table-cell>
          <table:table-cell table:style-name="ce33" table:formula="of:=[.AD3]/1.75" office:value-type="float" office:value="0.00609269947045874" calcext:value-type="float">
            <text:p>0.00609269947045874</text:p>
          </table:table-cell>
          <table:table-cell table:style-name="ce33" table:formula="of:=[.AE3]/1.75" office:value-type="float" office:value="0.00348154255454785" calcext:value-type="float">
            <text:p>0.00348154255454785</text:p>
          </table:table-cell>
          <table:table-cell table:style-name="ce33" table:formula="of:=[.AF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AH3]/1.75" office:value-type="float" office:value="0.0571428571428572" calcext:value-type="float">
            <text:p>0.0571428571428572</text:p>
          </table:table-cell>
          <table:table-cell table:style-name="ce33" table:formula="of:=[.AI3]/1.75" office:value-type="float" office:value="0.0326530612244898" calcext:value-type="float">
            <text:p>0.0326530612244898</text:p>
          </table:table-cell>
          <table:table-cell table:style-name="ce33" table:formula="of:=[.AJ3]/1.75" office:value-type="float" office:value="0.0186588921282799" calcext:value-type="float">
            <text:p>0.0186588921282799</text:p>
          </table:table-cell>
          <table:table-cell table:style-name="ce33" table:formula="of:=[.AK3]/1.75" office:value-type="float" office:value="0.0106622240733028" calcext:value-type="float">
            <text:p>0.0106622240733028</text:p>
          </table:table-cell>
          <table:table-cell table:style-name="ce33" table:formula="of:=[.AL3]/1.75" office:value-type="float" office:value="0.00609269947045874" calcext:value-type="float">
            <text:p>0.00609269947045874</text:p>
          </table:table-cell>
          <table:table-cell table:style-name="ce33" table:formula="of:=[.AM3]/1.75" office:value-type="float" office:value="0.00348154255454785" calcext:value-type="float">
            <text:p>0.00348154255454785</text:p>
          </table:table-cell>
          <table:table-cell table:style-name="ce33" table:formula="of:=[.AN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AP3]/1.75" office:value-type="float" office:value="0.0571428571428572" calcext:value-type="float">
            <text:p>0.0571428571428572</text:p>
          </table:table-cell>
          <table:table-cell table:style-name="ce33" table:formula="of:=[.AQ3]/1.75" office:value-type="float" office:value="0.0326530612244898" calcext:value-type="float">
            <text:p>0.0326530612244898</text:p>
          </table:table-cell>
          <table:table-cell table:style-name="ce33" table:formula="of:=[.AR3]/1.75" office:value-type="float" office:value="0.0186588921282799" calcext:value-type="float">
            <text:p>0.0186588921282799</text:p>
          </table:table-cell>
          <table:table-cell table:style-name="ce33" table:formula="of:=[.AS3]/1.75" office:value-type="float" office:value="0.0106622240733028" calcext:value-type="float">
            <text:p>0.0106622240733028</text:p>
          </table:table-cell>
          <table:table-cell table:style-name="ce33" table:formula="of:=[.AT3]/1.75" office:value-type="float" office:value="0.00609269947045874" calcext:value-type="float">
            <text:p>0.00609269947045874</text:p>
          </table:table-cell>
          <table:table-cell table:style-name="ce33" table:formula="of:=[.AU3]/1.75" office:value-type="float" office:value="0.00348154255454785" calcext:value-type="float">
            <text:p>0.00348154255454785</text:p>
          </table:table-cell>
          <table:table-cell table:style-name="ce33" table:formula="of:=[.AV3]/1.75" office:value-type="float" office:value="0.00198945288831306" calcext:value-type="float">
            <text:p>0.0019894528883130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table:formula="of:=[.AX3]/1.75" office:value-type="float" office:value="0.0571428571428572" calcext:value-type="float">
            <text:p>0.0571428571428572</text:p>
          </table:table-cell>
          <table:table-cell table:style-name="ce33" table:formula="of:=[.AY3]/1.75" office:value-type="float" office:value="0.0326530612244898" calcext:value-type="float">
            <text:p>0.0326530612244898</text:p>
          </table:table-cell>
          <table:table-cell table:style-name="ce33" table:formula="of:=[.AZ3]/1.75" office:value-type="float" office:value="0.0186588921282799" calcext:value-type="float">
            <text:p>0.0186588921282799</text:p>
          </table:table-cell>
          <table:table-cell table:style-name="ce33" table:formula="of:=[.BA3]/1.75" office:value-type="float" office:value="0.0106622240733028" calcext:value-type="float">
            <text:p>0.0106622240733028</text:p>
          </table:table-cell>
          <table:table-cell table:style-name="ce33" table:formula="of:=[.BB3]/1.75" office:value-type="float" office:value="0.00609269947045874" calcext:value-type="float">
            <text:p>0.00609269947045874</text:p>
          </table:table-cell>
          <table:table-cell table:style-name="ce33" table:formula="of:=[.BC3]/1.75" office:value-type="float" office:value="0.00348154255454785" calcext:value-type="float">
            <text:p>0.00348154255454785</text:p>
          </table:table-cell>
          <table:table-cell table:style-name="ce33" table:formula="of:=[.BD3]/1.75" office:value-type="float" office:value="0.00198945288831306" calcext:value-type="float">
            <text:p>0.001989452888313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01" calcext:value-type="float">
            <text:p>0.0001</text:p>
          </table:table-cell>
          <table:table-cell table:number-columns-repeated="4" table:style-name="ce33" office:value-type="float" office:value="0.0001" calcext:value-type="float">
            <text:p>0.0001</text:p>
          </table:table-cell>
          <table:table-cell table:number-columns-repeated="8" table:style-name="ce33" office:value-type="float" office:value="0.1" calcext:value-type="float">
            <text:p>0.1</text:p>
          </table:table-cell>
          <table:table-cell table:number-columns-repeated="8" table:style-name="ce33" office:value-type="float" office:value="0.2" calcext:value-type="float">
            <text:p>0.2</text:p>
          </table:table-cell>
          <table:table-cell table:number-columns-repeated="8" table:style-name="ce33" office:value-type="float" office:value="0.4" calcext:value-type="float">
            <text:p>0.4</text:p>
          </table:table-cell>
          <table:table-cell table:number-columns-repeated="8" table:style-name="ce33" office:value-type="float" office:value="0.8" calcext:value-type="float">
            <text:p>0.8</text:p>
          </table:table-cell>
          <table:table-cell table:number-columns-repeated="8" table:style-name="ce33" office:value-type="float" office:value="1.6" calcext:value-type="float">
            <text:p>1.6</text:p>
          </table:table-cell>
          <table:table-cell table:number-columns-repeated="8" office:value-type="float" office:value="3.2" calcext:value-type="float">
            <text:p>3.2</text:p>
          </table:table-cell>
          <table:table-cell table:number-columns-repeated="16309"/>
        </table:table-row>
        <table:table-row table:style-name="ro1" table:number-rows-repeated="1048571">
          <table:table-cell table:number-columns-repeated="16366"/>
        </table:table-row>
        <table:table-row table:style-name="ro1">
          <table:table-cell table:number-columns-repeated="16366"/>
        </table:table-row>
      </table:table>
      <table:table table:name="phi" table:style-name="ta4">
        <table:table-column table:style-name="co5" table:number-columns-repeated="16384" table:default-cell-style-name="ce43"/>
        <table:table-row table:style-name="ro1">
          <table:table-cell table:style-name="ce51" office:value-type="string" calcext:value-type="string">
            <text:p>mu</text:p>
          </table:table-cell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53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5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5" office:value-type="string" calcext:value-type="string">
            <text:p>r</text:p>
          </table:table-cell>
          <table:table-cell table:style-name="ce49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51" table:number-columns-repeated="3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51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51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3">
        <table:table-column table:style-name="co13" table:number-columns-repeated="2" table:default-cell-style-name="Default"/>
        <table:table-row table:style-name="ro1">
          <table:table-cell table:style-name="ce34" office:value-type="string" calcext:value-type="string">
            <text:p>metabolite</text:p>
          </table:table-cell>
          <table:table-cell table:style-name="ce55" office:value-type="string" calcext:value-type="string">
            <text:p>mass_fraction</text:p>
          </table:table-cell>
        </table:table-row>
        <table:table-row table:style-name="ro1">
          <table:table-cell table:style-name="ce3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5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5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35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5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5"/>
          <table:table-cell table:style-name="ce55"/>
        </table:table-row>
        <table:table-row table:style-name="ro1" table:number-rows-repeated="2">
          <table:table-cell/>
          <table:table-cell table:style-name="ce55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3">
        <table:table-column table:style-name="co13" table:default-cell-style-name="ce56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>
        <table:named-range table:name="A" table:base-cell-address="$conditions.$WYP$12" table:cell-range-address="$conditions.$A:.$XFD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3:50:04.4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23T13:51:15.268000000</dc:date>
    <meta:editing-cycles>263</meta:editing-cycles>
    <meta:editing-duration>P1DT5H37M50S</meta:editing-duration>
    <meta:document-statistic meta:table-count="10" meta:cell-count="800" meta:object-count="0"/>
  </office:meta>
</office:document-meta>
</file>